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6" style:family="table-cell" style:parent-style-name="Default" style:data-style-name="N112"/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EC2 Worked Examples (rev A 31-03-2017)</text:p>
          </table:table-cell>
          <table:covered-table-cell table:number-columns-repeated="8"/>
        </table:table-row>
        <table:table-row table:style-name="ro2">
          <table:table-cell office:value-type="string" calcext:value-type="string">
            <text:p><text:a xlink:href="https://www.theconcreteinitiative.eu/images/ECP_Documents/Eurocode2_WorkedExamples.pdf" xlink:type="simple">https://www.theconcreteinitiative.eu/images/ECP_Documents/Eurocode2_WorkedExamples.pdf</text:a>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 table:number-columns-spanned="9" table:number-rows-spanned="1">
            <text:p>EXAMPLE 6.7 Shear – Torsion interaction diagrams [EC2 clause 6].</text:p>
          </table:table-cell>
          <table:covered-table-cell table:number-columns-repeated="8"/>
        </table:table-row>
        <table:table-row table:style-name="ro2">
          <table:table-cell table:style-name="ce2" office:value-type="string" calcext:value-type="string" table:number-columns-spanned="3" table:number-rows-spanned="1">
            <text:p>Cross-section</text:p>
          </table:table-cell>
          <table:covered-table-cell table:number-columns-repeated="2"/>
          <table:table-cell table:number-columns-repeated="6"/>
        </table:table-row>
        <table:table-row table:style-name="ro2">
          <table:table-cell table:style-name="ce3"/>
          <table:table-cell office:value-type="string" calcext:value-type="string">
            <text:p>b=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ction width.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h=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ction depth.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 table:number-columns-spanned="3" table:number-rows-spanned="1">
            <text:p>Materials</text:p>
          </table:table-cell>
          <table:covered-table-cell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>
            <text:p>fck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lpha_cc=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Coefficient taking account of long term effects on the compressive strength and of unfavourable effects resulting from the way the load is applied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mma_c=</text:p>
          </table:table-cell>
          <table:table-cell table:formula="of:=1.5" office:value-type="float" office:value="1.5" calcext:value-type="float">
            <text:p>1.5</text:p>
          </table:table-cell>
          <table:table-cell/>
          <table:table-cell office:value-type="string" calcext:value-type="string">
            <text:p>Concrete partial safety fact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cd=</text:p>
          </table:table-cell>
          <table:table-cell table:formula="of:=[.C9]*[.C8]/[.C10]" office:value-type="float" office:value="17" calcext:value-type="float">
            <text:p>17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yk=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gamma_y=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Steel partial safety factor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yd=</text:p>
          </table:table-cell>
          <table:table-cell table:style-name="ce5" table:formula="of:=[.C12]/[.C13]" office:value-type="float" office:value="391.304347826087" calcext:value-type="float">
            <text:p>391.3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Torsional parameters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A=</text:p>
          </table:table-cell>
          <table:table-cell table:formula="of:=[.C6]*[.C5]" office:value-type="float" office:value="0.15" calcext:value-type="float">
            <text:p>0.15</text:p>
          </table:table-cell>
          <table:table-cell office:value-type="string" calcext:value-type="string">
            <text:p>m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=</text:p>
          </table:table-cell>
          <table:table-cell table:formula="of:=2*([.C5]+[.C6])" office:value-type="float" office:value="1.6" calcext:value-type="float">
            <text:p>1.6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_ef=</text:p>
          </table:table-cell>
          <table:table-cell table:style-name="ce6" table:formula="of:=[.C16]/[.C17]" office:value-type="float" office:value="0.09375" calcext:value-type="float">
            <text:p>0.0938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k=</text:p>
          </table:table-cell>
          <table:table-cell table:style-name="ce6" table:formula="of:=([.C6]-[.C18])*([.C5]-[.C18])" office:value-type="float" office:value="0.0837890625" calcext:value-type="float">
            <text:p>0.0838</text:p>
          </table:table-cell>
          <table:table-cell office:value-type="string" calcext:value-type="string">
            <text:p>m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u=</text:p>
          </table:table-cell>
          <table:table-cell table:style-name="ce6" table:formula="of:=0.6*(1-[.C8]/250)" office:value-type="float" office:value="0.528" calcext:value-type="float">
            <text:p>0.5280</text:p>
          </table:table-cell>
          <table:table-cell/>
          <table:table-cell office:value-type="string" calcext:value-type="string">
            <text:p>Strength reduction factor for concrete cracked in she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lpha_cw=</text:p>
          </table:table-cell>
          <table:table-cell table:style-name="ce6" office:value-type="float" office:value="1" calcext:value-type="float">
            <text:p>1.0000</text:p>
          </table:table-cell>
          <table:table-cell/>
          <table:table-cell office:value-type="string" calcext:value-type="string">
            <text:p>Coefficient taking account of the state of the stress in the compression chord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heta=</text:p>
          </table:table-cell>
          <table:table-cell table:formula="of:=26.56" office:value-type="float" office:value="26.56" calcext:value-type="float">
            <text:p>26.56</text:p>
          </table:table-cell>
          <table:table-cell/>
          <table:table-cell office:value-type="string" calcext:value-type="string">
            <text:p>Angle of compression struts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table:style-name="ce5" table:formula="of:=2*[.C20]*[.C11]" office:value-type="float" office:value="17.952" calcext:value-type="float">
            <text:p>17.9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table:formula="of:=[.C19]*[.C18]*1000000" office:value-type="float" office:value="7855.224609375" calcext:value-type="float">
            <text:p>7,855.2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table:formula="of:=SIN(RADIANS([.C22]))*COS(RADIANS([.C22]))" office:value-type="float" office:value="0.399947097979905" calcext:value-type="float">
            <text:p>0.4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table:formula="of:=[.C26]*[.C25]*[.C24]/1000" office:value-type="float" office:value="56.3993367912455" calcext:value-type="float">
            <text:p>56.40</text:p>
          </table:table-cell>
          <table:table-cell office:value-type="string" calcext:value-type="string">
            <text:p>kN.m</text:p>
          </table:table-cell>
          <table:table-cell office:value-type="string" calcext:value-type="string">
            <text:p>Design torsional resistance moment according to expression (6.30) of EC2.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table:style-name="ce7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4" number:min-decimal-places="4" number:min-integer-digits="1" number:grouping="true"/>
    </number:number-style>
    <number:number-style style:name="N11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C. Pérez Tato</meta:initial-creator>
    <meta:creation-date>2025-08-03T11:17:58.238777515</meta:creation-date>
    <dc:date>2025-08-03T11:53:21.063523329</dc:date>
    <dc:creator>Luis C. Pérez Tato</dc:creator>
    <meta:editing-duration>PT23M41S</meta:editing-duration>
    <meta:editing-cycles>6</meta:editing-cycles>
    <meta:generator>LibreOffice/7.3.7.2$Linux_X86_64 LibreOffice_project/30$Build-2</meta:generator>
    <meta:document-statistic meta:table-count="1" meta:cell-count="61" meta:object-count="0"/>
  </office:meta>
</office:document-meta>
</file>